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1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11.7346in"/>
    </style:style>
    <style:style style:name="co5" style:family="table-column">
      <style:table-column-properties fo:break-before="auto" style:column-width="3.387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d59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1fd55"/>
    </style:style>
  </office:automatic-styles>
  <office:body>
    <office:spreadsheet>
      <table:calculation-settings table:automatic-find-labels="false" table:use-regular-expressions="false" table:use-wildcards="true"/>
      <table:table table:name="heal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206584" calcext:value-type="float">
            <text:p>18206584</text:p>
          </table:table-cell>
          <table:table-cell office:value-type="string" calcext:value-type="string">
            <text:p>(?!environ)mental</text:p>
          </table:table-cell>
          <table:table-cell table:style-name="ce2" office:value-type="string" calcext:value-type="string">
            <text:p>custom segments &gt; schober mobile data germany - environmentally conscious customers - gps data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25039710" calcext:value-type="float">
            <text:p>25039710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demographic_mentality-gemaks-georienteerden_rich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24958210" calcext:value-type="float">
            <text:p>24958210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demographic_mentality-kosmopolieten_rich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25039671" calcext:value-type="float">
            <text:p>25039671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demographic_mentality-moderne-burgerij_rich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4958163" calcext:value-type="float">
            <text:p>24958163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demographic_mentality-nieuwe-conservatieven_rich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25039753" calcext:value-type="float">
            <text:p>25039753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demographic_mentality-opwaarts-mobielen_rich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25039780" calcext:value-type="float">
            <text:p>25039780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demographic_mentality-post-materialisten_rich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25039533" calcext:value-type="float">
            <text:p>25039533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demographic_mentality-traditionele-burgerij_rich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25039736" calcext:value-type="float">
            <text:p>25039736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mentality-gemaks-georienteerden_video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24958233" calcext:value-type="float">
            <text:p>24958233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mentality-kosmopolieten_video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25039676" calcext:value-type="float">
            <text:p>25039676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mentality-moderne-burgerij_video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4958277" calcext:value-type="float">
            <text:p>24958277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mentality-nieuwe-conservatieven_video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25039760" calcext:value-type="float">
            <text:p>25039760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mentality-opwaarts-mobielen_video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25039798" calcext:value-type="float">
            <text:p>25039798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mentality-post-materialisten_video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25039658" calcext:value-type="float">
            <text:p>25039658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gps_xandr_da_specific_mentality-traditionele-burgerij_video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25039682" calcext:value-type="float">
            <text:p>25039682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tmp_xandr_da_specific_demographic_mentality-gemaks-georienteerden_plain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24958209" calcext:value-type="float">
            <text:p>24958209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tmp_xandr_da_specific_demographic_mentality-kosmopolieten_plain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25039661" calcext:value-type="float">
            <text:p>25039661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tmp_xandr_da_specific_demographic_mentality-moderne-burgerij_plain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24958113" calcext:value-type="float">
            <text:p>24958113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tmp_xandr_da_specific_demographic_mentality-nieuwe-conservatieven_plain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25039746" calcext:value-type="float">
            <text:p>25039746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tmp_xandr_da_specific_demographic_mentality-opwaarts-mobielen_plain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5039772" calcext:value-type="float">
            <text:p>25039772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tmp_xandr_da_specific_demographic_mentality-post-materialisten_plain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5039464" calcext:value-type="float">
            <text:p>25039464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gh-nl_tmp_xandr_da_specific_demographic_mentality-traditionele-burgerij_plain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72934" calcext:value-type="float">
            <text:p>4072934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international_eu - france environmentalism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074081" calcext:value-type="float">
            <text:p>4074081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international_eu - germany environmentalism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75097" calcext:value-type="float">
            <text:p>4075097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international_eu - italy environmentalism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70328" calcext:value-type="float">
            <text:p>4070328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international_eu - spain environmentalism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26344487" calcext:value-type="float">
            <text:p>26344487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lotame &gt; custom &gt; it &gt; environmentalism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267538" calcext:value-type="float">
            <text:p>8267538</text:p>
          </table:table-cell>
          <table:table-cell table:style-name="ce2" office:value-type="string" calcext:value-type="string">
            <text:p>(?!environ)mental</text:p>
          </table:table-cell>
          <table:table-cell table:style-name="ce2" office:value-type="string" calcext:value-type="string">
            <text:p>sharethis - ca, fr, de, uk, au, hk - people &amp; society - social issues &amp; advocacy - green living &amp; environmental issues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101157" calcext:value-type="float">
            <text:p>15101157</text:p>
          </table:table-cell>
          <table:table-cell office:value-type="string" calcext:value-type="string">
            <text:p>(over)?weight( loss)?</text:p>
          </table:table-cell>
          <table:table-cell table:style-name="ce1" office:value-type="string" calcext:value-type="string">
            <text:p>branded data &gt; nordic data resources &gt; denmark &gt; interests &gt; interested in weightloss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155830" calcext:value-type="float">
            <text:p>11155830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branded data &gt; nordic data resources &gt; denmark &gt; interests &gt; interested in weightloss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669634" calcext:value-type="float">
            <text:p>15669634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custom segments &gt; adex|germany|gutefrage|interests|healthyliving|weightlos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720353" calcext:value-type="float">
            <text:p>13720353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fidall &gt; fr &gt; retailers customers &gt; weightwatch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658346" calcext:value-type="float">
            <text:p>14658346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groupmnordic_nestle_negative_keywords_weight-loss_dk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72998" calcext:value-type="float">
            <text:p>4072998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international_eu - france dieting and weight los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74148" calcext:value-type="float">
            <text:p>4074148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international_eu - germany dieting and weight los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75166" calcext:value-type="float">
            <text:p>4075166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international_eu - italy dieting and weight los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70362" calcext:value-type="float">
            <text:p>4070362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international_eu - spain dieting and weight los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725276" calcext:value-type="float">
            <text:p>13725276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mobilewalla &gt; es &gt; health &amp; fitness &gt; diet and weight los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725594" calcext:value-type="float">
            <text:p>13725594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mobilewalla &gt; it &gt; health &amp;amp; <text:s/>fitness &gt; diet and weight loss <text:s/>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8648965" calcext:value-type="float">
            <text:p>18648965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nielsen france - social - lifestyle - weight los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576938" calcext:value-type="float">
            <text:p>8576938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oracle country-specific audiences &gt; france (fr) &gt; hobbies and interests (affinity) &gt; health and fitness &gt; wellness &gt; dieting and weight los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576955" calcext:value-type="float">
            <text:p>8576955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oracle country-specific audiences &gt; germany (de) &gt; hobbies and interests (affinity) &gt; health and fitness &gt; wellness &gt; dieting and weight los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76972" calcext:value-type="float">
            <text:p>8576972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oracle country-specific audiences &gt; italy (it) &gt; hobbies and interests (affinity) &gt; health and fitness &gt; wellness &gt; dieting and weight los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577010" calcext:value-type="float">
            <text:p>8577010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oracle country-specific audiences &gt; spain (es) &gt; hobbies and interests (affinity) &gt; health and fitness &gt; wellness &gt; dieting and weight los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267080" calcext:value-type="float">
            <text:p>8267080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sharethis - ca, fr, de, uk, au, hk - beauty &amp; fitness - weight loss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46747" calcext:value-type="float">
            <text:p>1346747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web3_lose-weight-pt 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6748" calcext:value-type="float">
            <text:p>1346748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web3_loseweight-e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1130835" calcext:value-type="float">
            <text:p>21130835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xaxisema_xls_weight_health_concern 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130836" calcext:value-type="float">
            <text:p>21130836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xaxisema_xls_weight_loss 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301533" calcext:value-type="float">
            <text:p>21301533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xaxisfi_warner_bros_weight_loss_eng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1301503" calcext:value-type="float">
            <text:p>21301503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xaxisfi_warner_bros_weight_loss_fin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8282951" calcext:value-type="float">
            <text:p>18282951</text:p>
          </table:table-cell>
          <table:table-cell office:value-type="string" calcext:value-type="string">
            <text:p>(over)?weight( loss)?</text:p>
          </table:table-cell>
          <table:table-cell office:value-type="string" calcext:value-type="string">
            <text:p>zeotap &gt; italy &gt; purchase intent &gt; weightloss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39041" calcext:value-type="float">
            <text:p>2639041</text:p>
          </table:table-cell>
          <table:table-cell office:value-type="string" calcext:value-type="string">
            <text:p>addict</text:p>
          </table:table-cell>
          <table:table-cell office:value-type="string" calcext:value-type="string">
            <text:p>experian fr - mosaic - young active families - addicted to credit and technology with children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575932" calcext:value-type="float">
            <text:p>17575932</text:p>
          </table:table-cell>
          <table:table-cell office:value-type="string" calcext:value-type="string">
            <text:p>addict</text:p>
          </table:table-cell>
          <table:table-cell office:value-type="string" calcext:value-type="string">
            <text:p>eyeota - dk ndr - 15 kantar media tns dk - tns gallup lifestyle - workout addict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1328623" calcext:value-type="float">
            <text:p>21328623</text:p>
          </table:table-cell>
          <table:table-cell office:value-type="string" calcext:value-type="string">
            <text:p>addict</text:p>
          </table:table-cell>
          <table:table-cell office:value-type="string" calcext:value-type="string">
            <text:p>mediaiq_neg_tomboladenmarkgamblingaddiction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328974" calcext:value-type="float">
            <text:p>21328974</text:p>
          </table:table-cell>
          <table:table-cell office:value-type="string" calcext:value-type="string">
            <text:p>addict</text:p>
          </table:table-cell>
          <table:table-cell office:value-type="string" calcext:value-type="string">
            <text:p>mediaiq_neg_tombolaswedengamblingaddiction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715662" calcext:value-type="float">
            <text:p>13715662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conexance &gt; fr &gt; purchase behaviour &gt; alcohol product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6569332" calcext:value-type="float">
            <text:p>26569332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digitalaudience: sweden &gt; spending intent &gt; alcoholic beverages &gt; above average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790030" calcext:value-type="float">
            <text:p>21790030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yeota - miq - de kantar media tgi - lifestyle - consumes alcohol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1782374" calcext:value-type="float">
            <text:p>21782374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yeota - miq - uk experian - spend trends - likely to spend on off premise alcohol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615119" calcext:value-type="float">
            <text:p>17615119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yeota - uk experian - spend trends - likely to spend on off premise alcohol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834908" calcext:value-type="float">
            <text:p>19834908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yeota - us acxiom - cpg - alcoholic drinks - beer brand - killians irish for age 21+ - likely</text:p>
          </table:table-cell>
          <table:table-cell office:value-type="string" calcext:value-type="string">
            <text:p>['ireland']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834983" calcext:value-type="float">
            <text:p>19834983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yeota - us acxiom - cpg - alcoholic drinks - vodka brand - finlandia for age 21+ - likely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723689" calcext:value-type="float">
            <text:p>13723689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fk &gt; at &gt; purchasing power for retail product lines &gt; alcoholic beverages &gt; 3: high </text:p>
          </table:table-cell>
          <table:table-cell office:value-type="string" calcext:value-type="string">
            <text:p>['austria']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723298" calcext:value-type="float">
            <text:p>13723298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fk &gt; de &gt; purchasing power for retail product lines &gt; other alcoholic beverages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723906" calcext:value-type="float">
            <text:p>13723906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fk &gt; dk &gt; purchasing power for retail product lines &gt; alcoholic beverages &gt; 3: high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723775" calcext:value-type="float">
            <text:p>1372377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fk &gt; es &gt; purchasing power for retail product lines &gt; alcoholic beverages &gt; 3: high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722605" calcext:value-type="float">
            <text:p>1372260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fk &gt; fi &gt; purchasing power for retail product lines &gt; alcoholic beverages &gt; 3: high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723510" calcext:value-type="float">
            <text:p>13723510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fk &gt; se &gt; purchasing power for retail product lines &gt; alcoholic beverages &gt; 3: high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73004" calcext:value-type="float">
            <text:p>4073004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international_eu - france alcoholic beverage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74151" calcext:value-type="float">
            <text:p>4074151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international_eu - germany alcoholic beverage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75170" calcext:value-type="float">
            <text:p>4075170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international_eu - italy alcoholic beverage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70254" calcext:value-type="float">
            <text:p>4070254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international_eu - spain alcoholic beverage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6447511" calcext:value-type="float">
            <text:p>26447511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lotame &gt; custom - de - euro - alcohol beverag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035558" calcext:value-type="float">
            <text:p>15035558</text:p>
          </table:table-cell>
          <table:table-cell office:value-type="string" calcext:value-type="string">
            <text:p>arthritis</text:p>
          </table:table-cell>
          <table:table-cell table:style-name="ce3" office:value-type="string" calcext:value-type="string">
            <text:p>the weather channel (ibm) &gt; france weather conditions &gt; arthritis symptom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036211" calcext:value-type="float">
            <text:p>15036211</text:p>
          </table:table-cell>
          <table:table-cell office:value-type="string" calcext:value-type="string">
            <text:p>arthritis</text:p>
          </table:table-cell>
          <table:table-cell table:style-name="ce3" office:value-type="string" calcext:value-type="string">
            <text:p>the weather channel (ibm) &gt; germany weather conditions &gt; arthritis symptom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035704" calcext:value-type="float">
            <text:p>15035704</text:p>
          </table:table-cell>
          <table:table-cell office:value-type="string" calcext:value-type="string">
            <text:p>arthritis</text:p>
          </table:table-cell>
          <table:table-cell table:style-name="ce3" office:value-type="string" calcext:value-type="string">
            <text:p>the weather channel (ibm) &gt; spain weather conditions &gt; arthritis symptom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035559" calcext:value-type="float">
            <text:p>1503555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the weather channel (ibm) &gt; france weather conditions &gt; asthma symptom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036212" calcext:value-type="float">
            <text:p>15036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the weather channel (ibm) &gt; germany weather conditions &gt; asthma symptom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035705" calcext:value-type="float">
            <text:p>1503570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the weather channel (ibm) &gt; spain weather conditions &gt; asthma symptom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716567" calcext:value-type="float">
            <text:p>1371656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fidall &gt; fr &gt; pharmacy product buyers &gt; la ligue contre le cance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909240" calcext:value-type="float">
            <text:p>15909240</text:p>
          </table:table-cell>
          <table:table-cell office:value-type="string" calcext:value-type="string">
            <text:p>diabet(es|ic)</text:p>
          </table:table-cell>
          <table:table-cell office:value-type="string" calcext:value-type="string">
            <text:p>mediaiq_abbott_diabetes_kw_french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5164121" calcext:value-type="float">
            <text:p>25164121</text:p>
          </table:table-cell>
          <table:table-cell office:value-type="string" calcext:value-type="string">
            <text:p>diabet(es|ic)</text:p>
          </table:table-cell>
          <table:table-cell office:value-type="string" calcext:value-type="string">
            <text:p>mediaiq_abbott_hcp_diabetes_fr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064463" calcext:value-type="float">
            <text:p>11064463</text:p>
          </table:table-cell>
          <table:table-cell office:value-type="string" calcext:value-type="string">
            <text:p>diabet(es|ic)</text:p>
          </table:table-cell>
          <table:table-cell office:value-type="string" calcext:value-type="string">
            <text:p>roqad_diabetes_german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7070" calcext:value-type="float">
            <text:p>437070</text:p>
          </table:table-cell>
          <table:table-cell office:value-type="string" calcext:value-type="string">
            <text:p>diabet(es|ic)</text:p>
          </table:table-cell>
          <table:table-cell office:value-type="string" calcext:value-type="string">
            <text:p>serranetga_diabetes_d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6345102" calcext:value-type="float">
            <text:p>26345102</text:p>
          </table:table-cell>
          <table:table-cell office:value-type="string" calcext:value-type="string">
            <text:p>diabet(es|ic)</text:p>
          </table:table-cell>
          <table:table-cell office:value-type="string" calcext:value-type="string">
            <text:p>sqreem_de_int_diabete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722777" calcext:value-type="float">
            <text:p>13722777</text:p>
          </table:table-cell>
          <table:table-cell office:value-type="string" calcext:value-type="string">
            <text:p>disab(led|ility)</text:p>
          </table:table-cell>
          <table:table-cell office:value-type="string" calcext:value-type="string">
            <text:p>gfk &gt; de &gt; financial market services &gt; occupational disability insurance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7473" calcext:value-type="float">
            <text:p>617473</text:p>
          </table:table-cell>
          <table:table-cell office:value-type="string" calcext:value-type="string">
            <text:p>disab(led|ility)</text:p>
          </table:table-cell>
          <table:table-cell office:value-type="string" calcext:value-type="string">
            <text:p>mediaiq_gs_french_disabilit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37191" calcext:value-type="float">
            <text:p>2137191</text:p>
          </table:table-cell>
          <table:table-cell office:value-type="string" calcext:value-type="string">
            <text:p>disab(led|ility)</text:p>
          </table:table-cell>
          <table:table-cell office:value-type="string" calcext:value-type="string">
            <text:p>xaxisema_gs_disability 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1670353" calcext:value-type="float">
            <text:p>21670353</text:p>
          </table:table-cell>
          <table:table-cell office:value-type="string" calcext:value-type="string">
            <text:p>matern(al|ity)</text:p>
          </table:table-cell>
          <table:table-cell office:value-type="string" calcext:value-type="string">
            <text:p>audience 78530, es &gt; maternit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523245" calcext:value-type="float">
            <text:p>22523245</text:p>
          </table:table-cell>
          <table:table-cell office:value-type="string" calcext:value-type="string">
            <text:p>matern(al|ity)</text:p>
          </table:table-cell>
          <table:table-cell office:value-type="string" calcext:value-type="string">
            <text:p>digitalaudience:sweden&gt;shoppingintent&gt;clothing&gt;maternitywear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47670" calcext:value-type="float">
            <text:p>6647670</text:p>
          </table:table-cell>
          <table:table-cell office:value-type="string" calcext:value-type="string">
            <text:p>matern(al|ity)</text:p>
          </table:table-cell>
          <table:table-cell office:value-type="string" calcext:value-type="string">
            <text:p>familyes &gt; maternity (en) maternidad (es) (private-4112)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500584" calcext:value-type="float">
            <text:p>19500584</text:p>
          </table:table-cell>
          <table:table-cell office:value-type="string" calcext:value-type="string">
            <text:p>matern(al|ity)</text:p>
          </table:table-cell>
          <table:table-cell office:value-type="string" calcext:value-type="string">
            <text:p>zeotap &gt; spain &gt; purchase intent &gt; fashion &amp; beauty &gt; maternity clothing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904079" calcext:value-type="float">
            <text:p>9904079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bridge b2b &gt; medical specialty &gt; resp/dev/reh/rstr: pt: cardiopulmonary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949840" calcext:value-type="float">
            <text:p>9949840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bridge b2b &gt; medical specialty &gt; resp/dev/reh/rstr: pt: electrophysiology, clinical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899002" calcext:value-type="float">
            <text:p>9899002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bridge b2b &gt; medical specialty &gt; resp/dev/reh/rstr: pt: ergonomics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897410" calcext:value-type="float">
            <text:p>9897410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bridge b2b &gt; medical specialty &gt; resp/dev/reh/rstr: pt: hand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902908" calcext:value-type="float">
            <text:p>9902908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bridge b2b &gt; medical specialty &gt; resp/dev/reh/rstr: pt: neurology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59925" calcext:value-type="float">
            <text:p>9959925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bridge b2b &gt; medical specialty &gt; resp/dev/reh/rstr: pt: orthopedic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899135" calcext:value-type="float">
            <text:p>9899135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bridge b2b &gt; medical specialty &gt; resp/dev/reh/rstr: pt: pediatrics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897623" calcext:value-type="float">
            <text:p>9897623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bridge b2b &gt; medical specialty &gt; resp/dev/reh/rstr: pt: sports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669630" calcext:value-type="float">
            <text:p>15669630</text:p>
          </table:table-cell>
          <table:table-cell office:value-type="string" calcext:value-type="string">
            <text:p>medic(al|ine)</text:p>
          </table:table-cell>
          <table:table-cell table:style-name="ce3" office:value-type="string" calcext:value-type="string">
            <text:p>custom segments &gt; adex|germany|gutefrage|interests|healthyliving|alternativemedicin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255438" calcext:value-type="float">
            <text:p>8255438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experian sp - insurance - private medical - all expenses paid by th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255439" calcext:value-type="float">
            <text:p>8255439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experian sp - insurance - private medical - part expenses paid by the insurance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986471" calcext:value-type="float">
            <text:p>6986471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eyeota - de kantar - consumer financial - insurance - has private medical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1790084" calcext:value-type="float">
            <text:p>21790084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eyeota - miq - de kantar media tgi - personal finance - has private medical insurance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68437" calcext:value-type="float">
            <text:p>7868437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oracle country-specific audiences &gt; france &gt; b2b &gt; firmographic &gt; industry &gt; healthcare &amp; social work &gt; hospitals &amp; medical office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68467" calcext:value-type="float">
            <text:p>7868467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oracle country-specific audiences &gt; germany &gt; b2b &gt; firmographic &gt; industry &gt; healthcare &amp; social work &gt; hospitals &amp; medical office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68519" calcext:value-type="float">
            <text:p>7868519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oracle country-specific audiences &gt; italy &gt; b2b &gt; firmographic &gt; industry &gt; healthcare &amp; social work &gt; hospitals &amp; medical office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68664" calcext:value-type="float">
            <text:p>7868664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oracle country-specific audiences &gt; spain &gt; b2b &gt; firmographic &gt; industry &gt; healthcare &amp; social work &gt; hospitals &amp; medical office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503664" calcext:value-type="float">
            <text:p>25503664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emasio - de: socio - b2b - medical &amp; health service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267334" calcext:value-type="float">
            <text:p>8267334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alternative &amp; natural medicine - acupuncture &amp; chinese medicine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267335" calcext:value-type="float">
            <text:p>8267335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alternative &amp; natural medicine - cleansing &amp; detoxification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267340" calcext:value-type="float">
            <text:p>8267340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health education &amp; medical training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267341" calcext:value-type="float">
            <text:p>8267341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health foundations &amp; medical research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67342" calcext:value-type="float">
            <text:p>8267342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medical devices &amp; equipment - assistive technology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67343" calcext:value-type="float">
            <text:p>8267343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medical facilities &amp; services - doctors' offices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67344" calcext:value-type="float">
            <text:p>8267344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medical facilities &amp; services - hospitals &amp; treatment centers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267345" calcext:value-type="float">
            <text:p>8267345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medical facilities &amp; services - medical procedures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267346" calcext:value-type="float">
            <text:p>8267346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medical facilities &amp; services - physical therapy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390530" calcext:value-type="float">
            <text:p>11390530</text:p>
          </table:table-cell>
          <table:table-cell office:value-type="string" calcext:value-type="string">
            <text:p>medic(al|ine)</text:p>
          </table:table-cell>
          <table:table-cell office:value-type="string" calcext:value-type="string">
            <text:p>sharethis - ca, fr, de, uk, au, hk - health - medical literature &amp; resources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8114419" calcext:value-type="float">
            <text:p>18114419</text:p>
          </table:table-cell>
          <table:table-cell office:value-type="string" calcext:value-type="string">
            <text:p>menopause</text:p>
          </table:table-cell>
          <table:table-cell office:value-type="string" calcext:value-type="string">
            <text:p>mbbmedia_fr_culture_kwet_menopause_femmes45yo_custom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035561" calcext:value-type="float">
            <text:p>15035561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the weather channel (ibm) &gt; france weather conditions &gt; migraines symptom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654229" calcext:value-type="float">
            <text:p>7654229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the weather channel (ibm) &gt; germany weather conditions &gt; migraines symptom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035707" calcext:value-type="float">
            <text:p>15035707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the weather channel (ibm) &gt; spain weather conditions &gt; migraines symptom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481922" calcext:value-type="float">
            <text:p>19481922</text:p>
          </table:table-cell>
          <table:table-cell office:value-type="string" calcext:value-type="string">
            <text:p>ovulat(e|ion)</text:p>
          </table:table-cell>
          <table:table-cell office:value-type="string" calcext:value-type="string">
            <text:p>zeotap &gt; spain &gt; interest &gt; health &amp; fitness &gt; menstrual period &amp; ovulation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427948" calcext:value-type="float">
            <text:p>18427948</text:p>
          </table:table-cell>
          <table:table-cell office:value-type="string" calcext:value-type="string">
            <text:p>ovulat(e|ion)</text:p>
          </table:table-cell>
          <table:table-cell office:value-type="string" calcext:value-type="string">
            <text:p>zeotap &gt; spain &gt; interest &gt; health &amp; fitness &gt; menstrual period &amp; ovulation (1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776546" calcext:value-type="float">
            <text:p>13776546</text:p>
          </table:table-cell>
          <table:table-cell office:value-type="string" calcext:value-type="string">
            <text:p>ovulat(e|ion)</text:p>
          </table:table-cell>
          <table:table-cell office:value-type="string" calcext:value-type="string">
            <text:p>zeotap &gt; spain &gt; interest &gt; health &amp; fitness &gt; menstrual period &amp; ovulation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5423893" calcext:value-type="float">
            <text:p>2542389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dsquare data alliance &gt; be &gt; demographics &gt; family &amp;amp; <text:s/>marital status &gt; parents &gt; fathers <text:s/>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955677" calcext:value-type="float">
            <text:p>24955677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dsquare data alliance &gt; de &gt; christmas 2020 audiences &gt; christmas targeting- grand parent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4967707" calcext:value-type="float">
            <text:p>24967707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dsquare data alliance &gt; de &gt; covid-19 audiences (corona pandemic) &gt; covid-19 habitation &amp;amp; <text:s/>household &gt; parents with babies at home <text:s/>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4967710" calcext:value-type="float">
            <text:p>24967710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dsquare data alliance &gt; de &gt; covid-19 audiences (corona pandemic) &gt; covid-19 habitation &amp;amp; <text:s/>household &gt; parents with kindergarden kids at home <text:s/>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4967713" calcext:value-type="float">
            <text:p>2496771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dsquare data alliance &gt; de &gt; covid-19 audiences (corona pandemic) &gt; covid-19 habitation &amp;amp; <text:s/>household &gt; parents with schoolchildren at home <text:s/>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4967704" calcext:value-type="float">
            <text:p>24967704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dsquare data alliance &gt; es &gt; demographics &gt; marital status &gt; parent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5423889" calcext:value-type="float">
            <text:p>25423889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dsquare data alliance &gt; nl &gt; demographics &gt; family &amp;amp; <text:s/>marital status &gt; parents &gt; fathers <text:s/>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13975" calcext:value-type="float">
            <text:p>13713975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z direct &gt; de &gt; demographic &gt; family type &gt; single parents with adult children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714059" calcext:value-type="float">
            <text:p>13714059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z direct &gt; de &gt; demographic &gt; family type &gt; single parents with teenager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14011" calcext:value-type="float">
            <text:p>13714011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z direct &gt; de &gt; demographic &gt; family type &gt; young single parents <text:s/>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714716" calcext:value-type="float">
            <text:p>13714716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az direct &gt; de &gt; demographic &gt; lifestage &gt; single parent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9502092" calcext:value-type="float">
            <text:p>19502092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lis - network - syndicate:direct - gh-nl_all_xandr_blis_all_location_netherlands-parenting_all_greenhouse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55564" calcext:value-type="float">
            <text:p>11155564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153805" calcext:value-type="float">
            <text:p>11153805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103363" calcext:value-type="float">
            <text:p>1510336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18 - 25 years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53783" calcext:value-type="float">
            <text:p>1115378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18 - 25 years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102403" calcext:value-type="float">
            <text:p>1510240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26 - 45 years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155388" calcext:value-type="float">
            <text:p>11155388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26 - 45 years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101398" calcext:value-type="float">
            <text:p>15101398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46 - 60 years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153398" calcext:value-type="float">
            <text:p>11153398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46 - 60 years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101054" calcext:value-type="float">
            <text:p>15101054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61 - 79 years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156948" calcext:value-type="float">
            <text:p>11156948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61 - 79 years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102452" calcext:value-type="float">
            <text:p>15102452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80+ years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155128" calcext:value-type="float">
            <text:p>11155128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age groups &gt; 80+ years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55185" calcext:value-type="float">
            <text:p>11155185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102392" calcext:value-type="float">
            <text:p>15102392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&gt; households with 1 or 2 children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153862" calcext:value-type="float">
            <text:p>11153862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&gt; households with 1 or 2 children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101456" calcext:value-type="float">
            <text:p>15101456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&gt; households with children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155367" calcext:value-type="float">
            <text:p>11155367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&gt; households with children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01560" calcext:value-type="float">
            <text:p>15101560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&gt; households with more than 2 children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153007" calcext:value-type="float">
            <text:p>11153007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&gt; households with more than 2 children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101328" calcext:value-type="float">
            <text:p>15101328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&gt; households without children (power reach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156879" calcext:value-type="float">
            <text:p>11156879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children &gt; households without children (super target)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156869" calcext:value-type="float">
            <text:p>11156869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gender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155774" calcext:value-type="float">
            <text:p>11155774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gender &gt; female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153530" calcext:value-type="float">
            <text:p>11153530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family &amp; parenting &gt; gender &gt; male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11072" calcext:value-type="float">
            <text:p>8011072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super target &gt; family &amp; parenting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12534" calcext:value-type="float">
            <text:p>8012534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super target &gt; family &amp; parenting &gt; children's wear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12531" calcext:value-type="float">
            <text:p>8012531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super target &gt; family &amp; parenting &gt; family &amp; parenting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12525" calcext:value-type="float">
            <text:p>8012525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denmark &gt; super target &gt; family &amp; parenting &gt; kids toy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12633" calcext:value-type="float">
            <text:p>801263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finland &gt; super target &gt; interests &gt; family &amp; parenting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156839" calcext:value-type="float">
            <text:p>11156839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germany &gt; consumer classification &gt; online mosaic &gt; (h) homemaking parent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101046" calcext:value-type="float">
            <text:p>15101046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sweden &gt; media &gt; newspapers &amp; magazines &gt; children &amp; parenting (power reach)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153111" calcext:value-type="float">
            <text:p>11153111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sweden &gt; media &gt; newspapers &amp; magazines &gt; children &amp; parenting (super target)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13551" calcext:value-type="float">
            <text:p>8013551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nordic data resources &gt; sweden &gt; super target &gt; media &gt; newspapers &gt; children &amp; parent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518152" calcext:value-type="float">
            <text:p>7518152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semasio &gt; denmark &gt; interest &gt; family &amp; parenting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17981" calcext:value-type="float">
            <text:p>7517981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semasio &gt; germany &gt; interest &gt; family &amp; parent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18193" calcext:value-type="float">
            <text:p>751819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branded data &gt; semasio &gt; sweden &gt; interest &gt; family &amp; parent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715700" calcext:value-type="float">
            <text:p>13715700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conexance &gt; fr &gt; family &gt; parents of children with age between 0 and 3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715675" calcext:value-type="float">
            <text:p>13715675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conexance &gt; fr &gt; family &gt; parents of children with age between 11 and <text:s/>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715763" calcext:value-type="float">
            <text:p>1371576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conexance &gt; fr &gt; family &gt; parents of children with age between 16 and <text:s/>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715702" calcext:value-type="float">
            <text:p>13715702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conexance &gt; fr &gt; family &gt; parents of children with age between 4 and 6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715689" calcext:value-type="float">
            <text:p>13715689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conexance &gt; fr &gt; family &gt; parents of children with age between 7 and 1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715778" calcext:value-type="float">
            <text:p>13715778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conexance &gt; fr &gt; households &gt; typology &gt; typology conexance f &gt; f2 young single parents households without f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03323" calcext:value-type="float">
            <text:p>2010332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converged &gt; france &gt; hmpar_ad exchange - edf - parents with young children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669616" calcext:value-type="float">
            <text:p>15669616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custom segments &gt; adex|germany|gutefrage|interests|familyandrelationships|parent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773374" calcext:value-type="float">
            <text:p>13773374</text:p>
          </table:table-cell>
          <table:table-cell table:style-name="ce2" office:value-type="string" calcext:value-type="string">
            <text:p>parent(hood)?</text:p>
          </table:table-cell>
          <table:table-cell table:style-name="ce3" office:value-type="string" calcext:value-type="string">
            <text:p>data owners &gt; ketchup adv &gt; it &gt; intent family &amp; parenting &gt; intent adoption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597917" calcext:value-type="float">
            <text:p>13597917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data owners &gt; ketchup adv &gt; it &gt; intent family &amp; parenting &gt; intent babies &amp; toddlers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638987" calcext:value-type="float">
            <text:p>2638987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experian fr - mosaic - blue-collar heritage - thrifty young parents in social hous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638992" calcext:value-type="float">
            <text:p>2638992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experian fr - mosaic - connected cosmopolites - single parents in social hous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39043" calcext:value-type="float">
            <text:p>2639043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experian fr - mosaic - young active families - single parents, sports and consumption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39045" calcext:value-type="float">
            <text:p>2639045</text:p>
          </table:table-cell>
          <table:table-cell table:style-name="ce2" office:value-type="string" calcext:value-type="string">
            <text:p>parent(hood)?</text:p>
          </table:table-cell>
          <table:table-cell office:value-type="string" calcext:value-type="string">
            <text:p>experian fr - mosaic - young active families - young parents, leisure equipment and tv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577143" calcext:value-type="float">
            <text:p>357714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e experian - mosaic - group - h homemaking parent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675785" calcext:value-type="float">
            <text:p>1567578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age groups - 18-25 yea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675782" calcext:value-type="float">
            <text:p>1567578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age groups - 18-25 yea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675817" calcext:value-type="float">
            <text:p>1567581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age groups - 26-45 yea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675877" calcext:value-type="float">
            <text:p>1567587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age groups - 61-79 yea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675871" calcext:value-type="float">
            <text:p>1567587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age groups - 61-79 yea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675881" calcext:value-type="float">
            <text:p>1567588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age groups - 80+ yea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675878" calcext:value-type="float">
            <text:p>1567587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age groups - 80+ yea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675882" calcext:value-type="float">
            <text:p>1567588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children - households with 1 or 2 children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675895" calcext:value-type="float">
            <text:p>1567589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children - households with children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675903" calcext:value-type="float">
            <text:p>1567590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02 family and parenting - children - households without children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7575940" calcext:value-type="float">
            <text:p>1757594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dk ndr - 15 kantar media tns dk - tns gallup lifestyle - single parents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180693" calcext:value-type="float">
            <text:p>2218069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es experian - sociodemographic - automotive segmentation - tv5 - apparent succes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019200" calcext:value-type="float">
            <text:p>2101920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fi ndr - 21 kantar mind - kantar mind lifestyle - kantar single parents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1019406" calcext:value-type="float">
            <text:p>2101940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fr experian - household composition - single paren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019512" calcext:value-type="float">
            <text:p>2101951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fr experian - mosaic type - e19 young parents, leisure equipment and tv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019521" calcext:value-type="float">
            <text:p>2101952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fr experian - mosaic type - e23 single parents, sports and consumption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779722" calcext:value-type="float">
            <text:p>2177972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miq - de experian - mosaic - group - h homemaking parent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1779973" calcext:value-type="float">
            <text:p>2177997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miq - fr experian - household composition - single paren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1780031" calcext:value-type="float">
            <text:p>2178003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miq - fr experian - mosaic type - e19 young parents, leisure equipment and tv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1780047" calcext:value-type="float">
            <text:p>2178004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miq - fr experian - mosaic type - e23 single parents, sports and consumption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742317" calcext:value-type="float">
            <text:p>1574231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se ndr - 12 media - newspapers and magazines: children and parent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742316" calcext:value-type="float">
            <text:p>1574231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se ndr - 12 media - newspapers and magazines: children and parent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7576528" calcext:value-type="float">
            <text:p>1757652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eyeota - se ndr - 18 kantar media tgi se - orvesto lifestyle - lifecycle - single parents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27700" calcext:value-type="float">
            <text:p>402770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austria parenting </text:p>
          </table:table-cell>
          <table:table-cell office:value-type="string" calcext:value-type="string">
            <text:p>['austria'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1638" calcext:value-type="float">
            <text:p>215163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belgium parenting 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51695" calcext:value-type="float">
            <text:p>215169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denmark parenting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54248" calcext:value-type="float">
            <text:p>215424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finland parenting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73771" calcext:value-type="float">
            <text:p>407377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france declared parent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0213" calcext:value-type="float">
            <text:p>143021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france parent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3764" calcext:value-type="float">
            <text:p>407376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france parents of infant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3763" calcext:value-type="float">
            <text:p>407376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france parents of pre-teen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73762" calcext:value-type="float">
            <text:p>407376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france parents of teenag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73759" calcext:value-type="float">
            <text:p>407375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france parents of toddl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73755" calcext:value-type="float">
            <text:p>407375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france parents of young children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74692" calcext:value-type="float">
            <text:p>407469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germany declared parent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0363" calcext:value-type="float">
            <text:p>143036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germany parent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74680" calcext:value-type="float">
            <text:p>407468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germany parents of infant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74678" calcext:value-type="float">
            <text:p>407467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germany parents of pre-teen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74676" calcext:value-type="float">
            <text:p>407467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germany parents of teenag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74675" calcext:value-type="float">
            <text:p>407467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germany parents of toddl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74670" calcext:value-type="float">
            <text:p>407467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germany parents of young children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27893" calcext:value-type="float">
            <text:p>402789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greece parenting </text:p>
          </table:table-cell>
          <table:table-cell office:value-type="string" calcext:value-type="string">
            <text:p>['greece']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75696" calcext:value-type="float">
            <text:p>407569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italy declared parent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0783" calcext:value-type="float">
            <text:p>143078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italy parenting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75689" calcext:value-type="float">
            <text:p>407568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italy parents of infant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75687" calcext:value-type="float">
            <text:p>407568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italy parents of pre-teen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75682" calcext:value-type="float">
            <text:p>407568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italy parents of teenag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75678" calcext:value-type="float">
            <text:p>407567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italy parents of toddl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75676" calcext:value-type="float">
            <text:p>407567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italy parents of young children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54642" calcext:value-type="float">
            <text:p>215464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netherlands parenting </text:p>
          </table:table-cell>
          <table:table-cell office:value-type="string" calcext:value-type="string">
            <text:p>['netherlands']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54811" calcext:value-type="float">
            <text:p>215481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poland parenting </text:p>
          </table:table-cell>
          <table:table-cell office:value-type="string" calcext:value-type="string">
            <text:p>['poland']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71447" calcext:value-type="float">
            <text:p>407144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spain declared parent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30008" calcext:value-type="float">
            <text:p>143000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spain parenting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1427" calcext:value-type="float">
            <text:p>407142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spain parents of infant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71419" calcext:value-type="float">
            <text:p>407141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spain parents of pre-teen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71410" calcext:value-type="float">
            <text:p>407141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spain parents of teenag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71403" calcext:value-type="float">
            <text:p>407140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spain parents of toddl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397" calcext:value-type="float">
            <text:p>407139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spain parents of young children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55214" calcext:value-type="float">
            <text:p>215521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nternational_eu - sweden parenting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3680162" calcext:value-type="float">
            <text:p>2368016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robot - parents <text:s/>- belgium 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3696149" calcext:value-type="float">
            <text:p>2369614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irobot - parents - <text:s/>portugal 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120118" calcext:value-type="float">
            <text:p>1112011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kbm group - germany - az direct | az sociodemographics | family type | single parents with adult children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120143" calcext:value-type="float">
            <text:p>1112014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kbm group - germany - az direct | az sociodemographics | family type | single parents with teenager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120145" calcext:value-type="float">
            <text:p>1112014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kbm group - germany - az direct | az sociodemographics | family type | young single parent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756680" calcext:value-type="float">
            <text:p>1775668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litereacit_generali_parenting_it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3720457" calcext:value-type="float">
            <text:p>2372045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lotame &gt; custom &gt; be &gt; parents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3720484" calcext:value-type="float">
            <text:p>2372048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lotame &gt; custom &gt; pt &gt; parents</text:p>
          </table:table-cell>
          <table:table-cell office:value-type="string" calcext:value-type="string">
            <text:p>['portugal']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3575369" calcext:value-type="float">
            <text:p>2357536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mbbmedia_fr_ffvb_parent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237926" calcext:value-type="float">
            <text:p>2223792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mbbmedia_fr_lmde_parents_sant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7522717" calcext:value-type="float">
            <text:p>1752271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mbbmedia_fr_parents_activitefamille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73874" calcext:value-type="float">
            <text:p>857387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hobbies and interests (affinity) &gt; parenting and famil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75534" calcext:value-type="float">
            <text:p>857553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hobbies and interests (affinity) &gt; parenting and family &gt; men's interests (affinity)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575535" calcext:value-type="float">
            <text:p>857553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hobbies and interests (affinity) &gt; parenting and family &gt; parenting babies and toddler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575537" calcext:value-type="float">
            <text:p>857553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hobbies and interests (affinity) &gt; parenting and family &gt; parenting kid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575531" calcext:value-type="float">
            <text:p>857553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hobbies and interests (affinity) &gt; parenting and family &gt; women's interests (affinity)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73997" calcext:value-type="float">
            <text:p>857399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life stages and events &gt; family and children (kids) &gt; new parent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583395" calcext:value-type="float">
            <text:p>1358339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lifestyles &gt; parents and family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573686" calcext:value-type="float">
            <text:p>857368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lifestyles &gt; parents and family &gt; moms (mums)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74813" calcext:value-type="float">
            <text:p>857481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france (fr) &gt; lifestyles &gt; parents and family &gt; moms (mums) &gt; trendy moms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73887" calcext:value-type="float">
            <text:p>857388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hobbies and interests (affinity) &gt; parenting and family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575582" calcext:value-type="float">
            <text:p>857558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hobbies and interests (affinity) &gt; parenting and family &gt; men's interests (affinity)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575583" calcext:value-type="float">
            <text:p>857558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hobbies and interests (affinity) &gt; parenting and family &gt; parenting babies and toddl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75584" calcext:value-type="float">
            <text:p>857558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hobbies and interests (affinity) &gt; parenting and family &gt; parenting kid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575591" calcext:value-type="float">
            <text:p>857559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hobbies and interests (affinity) &gt; parenting and family &gt; women's interests (affinity)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74005" calcext:value-type="float">
            <text:p>857400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life stages and events &gt; family and children (kids) &gt; new parent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587088" calcext:value-type="float">
            <text:p>1358708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lifestyles &gt; parents and family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573689" calcext:value-type="float">
            <text:p>857368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lifestyles &gt; parents and family &gt; moms (mums)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74820" calcext:value-type="float">
            <text:p>857482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germany (de) &gt; lifestyles &gt; parents and family &gt; moms (mums) &gt; trendy mom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573902" calcext:value-type="float">
            <text:p>857390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hobbies and interests (affinity) &gt; parenting and family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75655" calcext:value-type="float">
            <text:p>857565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hobbies and interests (affinity) &gt; parenting and family &gt; men's interests (affinity)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75656" calcext:value-type="float">
            <text:p>857565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hobbies and interests (affinity) &gt; parenting and family &gt; parenting babies and toddler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575657" calcext:value-type="float">
            <text:p>857565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hobbies and interests (affinity) &gt; parenting and family &gt; parenting kid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575653" calcext:value-type="float">
            <text:p>857565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hobbies and interests (affinity) &gt; parenting and family &gt; women's interests (affinity)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74013" calcext:value-type="float">
            <text:p>857401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life stages and events &gt; family and children (kids) &gt; new parent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586334" calcext:value-type="float">
            <text:p>1358633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lifestyles &gt; parents and family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73692" calcext:value-type="float">
            <text:p>857369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lifestyles &gt; parents and family &gt; moms (mums)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574836" calcext:value-type="float">
            <text:p>857483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italy (it) &gt; lifestyles &gt; parents and family &gt; moms (mums) &gt; trendy moms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73942" calcext:value-type="float">
            <text:p>857394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hobbies and interests (affinity) &gt; parenting and famil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75755" calcext:value-type="float">
            <text:p>857575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hobbies and interests (affinity) &gt; parenting and family &gt; men's interests (affinity)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575756" calcext:value-type="float">
            <text:p>857575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hobbies and interests (affinity) &gt; parenting and family &gt; parenting babies and toddl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575757" calcext:value-type="float">
            <text:p>857575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hobbies and interests (affinity) &gt; parenting and family &gt; parenting kid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575765" calcext:value-type="float">
            <text:p>857576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hobbies and interests (affinity) &gt; parenting and family &gt; women's interests (affinity)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574032" calcext:value-type="float">
            <text:p>857403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life stages and events &gt; family and children (kids) &gt; new parent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588490" calcext:value-type="float">
            <text:p>1358849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lifestyles &gt; parents and family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573702" calcext:value-type="float">
            <text:p>857370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lifestyles &gt; parents and family &gt; moms (mums)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574862" calcext:value-type="float">
            <text:p>857486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oracle country-specific audiences &gt; spain (es) &gt; lifestyles &gt; parents and family &gt; moms (mums) &gt; trendy mom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3278226" calcext:value-type="float">
            <text:p>2327822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plistapoland_pepeco_kobieta_parenting_bts_socialad_plista </text:p>
          </table:table-cell>
          <table:table-cell office:value-type="string" calcext:value-type="string">
            <text:p>['poland']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0593" calcext:value-type="float">
            <text:p>71059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revomsg_planned_parenthood_bullock_mt </text:p>
          </table:table-cell>
          <table:table-cell office:value-type="string" calcext:value-type="string">
            <text:p>['malta']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178929" calcext:value-type="float">
            <text:p>2117892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semasio - ch (de): classic extended audience - life stage - family &amp; parent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1179084" calcext:value-type="float">
            <text:p>2117908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semasio - ch (fr): classic extended audience - lifestyle - family &amp; parenting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66819" calcext:value-type="float">
            <text:p>216681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semasio - de - interest - family and parent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178981" calcext:value-type="float">
            <text:p>2117898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semasio - de: classic extended audience - life stage - family &amp; parent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491121" calcext:value-type="float">
            <text:p>2249112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semasio - de: performance advertising - life stage - family &amp; parenting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251787" calcext:value-type="float">
            <text:p>1125178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sharethis - ca, fr, de, uk, au, hk - life event - new parent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660796" calcext:value-type="float">
            <text:p>1566079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sk-parents_prgmt-sk-toys</text:p>
          </table:table-cell>
          <table:table-cell office:value-type="string" calcext:value-type="string">
            <text:p>['slovakia']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900792" calcext:value-type="float">
            <text:p>990079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take 5 media &gt; parent ethnicity &gt; eastern european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94070" calcext:value-type="float">
            <text:p>989407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take 5 media &gt; parent ethnicity &gt; western european</text:p>
          </table:table-cell>
          <table:table-cell office:value-type="string" calcext:value-type="string">
            <text:p>['europe']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565498" calcext:value-type="float">
            <text:p>2056549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truoptik&gt;captify&gt;1stpartydata&gt;lifeprofiles-grands-parents-f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565481" calcext:value-type="float">
            <text:p>2056548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truoptik&gt;captify&gt;1stpartydata&gt;lifeprofiles-jeunesparents-f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565491" calcext:value-type="float">
            <text:p>2056549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truoptik&gt;captify&gt;1stpartydata&gt;lifeprofiles-parentadomicile-f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565583" calcext:value-type="float">
            <text:p>2056558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truoptik&gt;captify&gt;1stpartydata&gt;lifeprofiles-parents-f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565531" calcext:value-type="float">
            <text:p>2056553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truoptik&gt;captify&gt;1stpartydata&gt;lifeprofiles-parentsd'ados-f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565639" calcext:value-type="float">
            <text:p>2056563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truoptik&gt;captify&gt;1stpartydata&gt;lifeprofiles-parentsd'enfants-france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281981" calcext:value-type="float">
            <text:p>1528198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bel_gs_predicts_new_parents 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281926" calcext:value-type="float">
            <text:p>1528192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bel_gs_predicts_parentsofyoungkids 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281377" calcext:value-type="float">
            <text:p>1528137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bel_gs_predicts_parentsteachers 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286640" calcext:value-type="float">
            <text:p>1528664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de_gs_predicts_new_parent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286539" calcext:value-type="float">
            <text:p>1528653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de_gs_predicts_parentsofyoungkid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286102" calcext:value-type="float">
            <text:p>1528610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de_gs_predicts_parentsteachers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873233" calcext:value-type="float">
            <text:p>2587323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de_savencia_stay_at_home_parents </text:p>
          </table:table-cell>
          <table:table-cell office:value-type="string" calcext:value-type="string">
            <text:p>['germany', 'austria']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396565" calcext:value-type="float">
            <text:p>1539656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dk_gs_predicts_new_parent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396455" calcext:value-type="float">
            <text:p>1539645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dk_gs_predicts_parentsofyoungkid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395557" calcext:value-type="float">
            <text:p>1539555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dk_gs_predicts_parentsteachers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285017" calcext:value-type="float">
            <text:p>1528501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es_gs_predicts_new_parent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284811" calcext:value-type="float">
            <text:p>1528481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es_gs_predicts_parentsofyoungkid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284264" calcext:value-type="float">
            <text:p>1528426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es_gs_predicts_parentsteach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673489" calcext:value-type="float">
            <text:p>2467348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hu_pr_ferrero_kinder_grandparents </text:p>
          </table:table-cell>
          <table:table-cell office:value-type="string" calcext:value-type="string">
            <text:p>['hungary']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673460" calcext:value-type="float">
            <text:p>2467346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hu_pr_ferrero_kinder_parents </text:p>
          </table:table-cell>
          <table:table-cell office:value-type="string" calcext:value-type="string">
            <text:p>['hungary']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68851" calcext:value-type="float">
            <text:p>606885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po_ikea_parenting1_xaxis-pl </text:p>
          </table:table-cell>
          <table:table-cell office:value-type="string" calcext:value-type="string">
            <text:p>['poland']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68888" calcext:value-type="float">
            <text:p>606888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po_ikea_parenting2_xaxis-pl </text:p>
          </table:table-cell>
          <table:table-cell office:value-type="string" calcext:value-type="string">
            <text:p>['poland']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89744" calcext:value-type="float">
            <text:p>508974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po_nn_xvs_parenting_xaxis-pl </text:p>
          </table:table-cell>
          <table:table-cell office:value-type="string" calcext:value-type="string">
            <text:p>['poland']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278631" calcext:value-type="float">
            <text:p>1527863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ro_gs_predicts_new_parents 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278593" calcext:value-type="float">
            <text:p>1527859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ro_gs_predicts_parentsofyoungkids 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278250" calcext:value-type="float">
            <text:p>1527825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xaxisro_gs_predicts_parentsteachers 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043390" calcext:value-type="float">
            <text:p>1904339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france &gt; demographics &gt; new parent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440636" calcext:value-type="float">
            <text:p>1844063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france &gt; demographics &gt; self declared &gt; parent type: parent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6996062" calcext:value-type="float">
            <text:p>1699606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france &gt; interest &gt; family &amp; parenting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820195" calcext:value-type="float">
            <text:p>1982019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france &gt; interest &gt; family &amp; parenting 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271918" calcext:value-type="float">
            <text:p>1927191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france &gt; internal demo parent segment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6992554" calcext:value-type="float">
            <text:p>1699255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france &gt; purchase intent &gt; new parents</text:p>
          </table:table-cell>
          <table:table-cell office:value-type="string" calcext:value-type="string">
            <text:p>['france']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6089998" calcext:value-type="float">
            <text:p>2608999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germany &gt; interest &gt; family &gt; parent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056040" calcext:value-type="float">
            <text:p>1505604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italy &gt; demographics &gt; mothers &amp; families &gt; new parents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67997" calcext:value-type="float">
            <text:p>12267997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italy &gt; interest &gt; family &amp; parenting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737998" calcext:value-type="float">
            <text:p>2473799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apps &amp; interest &gt; parents with kid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6257563" calcext:value-type="float">
            <text:p>2625756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custom &gt; targetopia &gt; ikea: familias monoparentale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807408" calcext:value-type="float">
            <text:p>2180740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custom &gt; xaxis &gt; purchase inten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763919" calcext:value-type="float">
            <text:p>1376391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763944" calcext:value-type="float">
            <text:p>1376394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763978" calcext:value-type="float">
            <text:p>1376397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765613" calcext:value-type="float">
            <text:p>1376561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765636" calcext:value-type="float">
            <text:p>13765636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765678" calcext:value-type="float">
            <text:p>1376567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765834" calcext:value-type="float">
            <text:p>1376583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765918" calcext:value-type="float">
            <text:p>1376591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766044" calcext:value-type="float">
            <text:p>1376604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481765" calcext:value-type="float">
            <text:p>1948176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4291675" calcext:value-type="float">
            <text:p>2429167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kids apps 2-6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4855838" calcext:value-type="float">
            <text:p>2485583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kids apps 2-6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1742122" calcext:value-type="float">
            <text:p>2174212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kids apps 4-12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291679" calcext:value-type="float">
            <text:p>2429167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kids apps 8-10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838415" calcext:value-type="float">
            <text:p>1983841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kids apps 8-14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786990" calcext:value-type="float">
            <text:p>1178699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mothe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500191" calcext:value-type="float">
            <text:p>1950019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mother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291593" calcext:value-type="float">
            <text:p>24291593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mothers_1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4291680" calcext:value-type="float">
            <text:p>24291680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toys &amp; doll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500218" calcext:value-type="float">
            <text:p>1950021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interest &gt; family &amp; parenting &gt; toys &amp; dolls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885458" calcext:value-type="float">
            <text:p>25885458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parenting babies_1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885461" calcext:value-type="float">
            <text:p>2588546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parenting_babies_interest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8427842" calcext:value-type="float">
            <text:p>1842784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purchase intent &gt; family &amp; parenting &gt; baby &amp; toddler equipment (2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5856765" calcext:value-type="float">
            <text:p>25856765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purchase intent &gt; family &amp; parenting &gt; baby &amp; toddler equipment (2)_1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247124" calcext:value-type="float">
            <text:p>14247124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purchase intent &gt; family &amp; parenting &gt; baby &amp; toddler equipment (3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9500589" calcext:value-type="float">
            <text:p>19500589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purchase intent &gt; family &amp; parenting &gt; baby &amp; toddler equipment (publisher) (4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7057852" calcext:value-type="float">
            <text:p>17057852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purchase intent &gt; family &amp; parenting &gt; toys (1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481751" calcext:value-type="float">
            <text:p>19481751</text:p>
          </table:table-cell>
          <table:table-cell office:value-type="string" calcext:value-type="string">
            <text:p>parent(hood)?</text:p>
          </table:table-cell>
          <table:table-cell office:value-type="string" calcext:value-type="string">
            <text:p>zeotap &gt; spain &gt; purchase intent &gt; family &amp; parenting &gt; toys (publisher) (1)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88423" calcext:value-type="float">
            <text:p>1388423</text:p>
          </table:table-cell>
          <table:table-cell office:value-type="string" calcext:value-type="string">
            <text:p>pregnan(t|cy)</text:p>
          </table:table-cell>
          <table:table-cell office:value-type="string" calcext:value-type="string">
            <text:p>gamned_gamned_pregnancy_young_mom_de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658679" calcext:value-type="float">
            <text:p>14658679</text:p>
          </table:table-cell>
          <table:table-cell office:value-type="string" calcext:value-type="string">
            <text:p>pregnan(t|cy)</text:p>
          </table:table-cell>
          <table:table-cell office:value-type="string" calcext:value-type="string">
            <text:p>groupmnordic_nestle_negative_keywords_baby_infants_pregnancy_dk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725398" calcext:value-type="float">
            <text:p>14725398</text:p>
          </table:table-cell>
          <table:table-cell office:value-type="string" calcext:value-type="string">
            <text:p>pregnan(t|cy)</text:p>
          </table:table-cell>
          <table:table-cell office:value-type="string" calcext:value-type="string">
            <text:p>xaxisdk_baby_pregnant_no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23610" calcext:value-type="float">
            <text:p>9923610</text:p>
          </table:table-cell>
          <table:table-cell office:value-type="string" calcext:value-type="string">
            <text:p>pregnan(t|cy)</text:p>
          </table:table-cell>
          <table:table-cell office:value-type="string" calcext:value-type="string">
            <text:p>xaxisro_en_bayer_elevit_pregnancy 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23591" calcext:value-type="float">
            <text:p>9923591</text:p>
          </table:table-cell>
          <table:table-cell office:value-type="string" calcext:value-type="string">
            <text:p>pregnan(t|cy)</text:p>
          </table:table-cell>
          <table:table-cell office:value-type="string" calcext:value-type="string">
            <text:p>xaxisro_ro_bayer_elevit_pregnancy 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487144" calcext:value-type="float">
            <text:p>25487144</text:p>
          </table:table-cell>
          <table:table-cell office:value-type="string" calcext:value-type="string">
            <text:p>pregnan(t|cy)</text:p>
          </table:table-cell>
          <table:table-cell office:value-type="string" calcext:value-type="string">
            <text:p>xaxisse_pr_pregnancy 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119968" calcext:value-type="float">
            <text:p>11119968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adventurous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119851" calcext:value-type="float">
            <text:p>11119851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adventurous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119976" calcext:value-type="float">
            <text:p>11119976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combative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119850" calcext:value-type="float">
            <text:p>11119850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combative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119931" calcext:value-type="float">
            <text:p>11119931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critical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119856" calcext:value-type="float">
            <text:p>11119856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critical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119930" calcext:value-type="float">
            <text:p>11119930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cultural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119857" calcext:value-type="float">
            <text:p>11119857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cultural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119917" calcext:value-type="float">
            <text:p>11119917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desiring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19859" calcext:value-type="float">
            <text:p>11119859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desiring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119993" calcext:value-type="float">
            <text:p>11119993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dominant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119849" calcext:value-type="float">
            <text:p>11119849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dominant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119960" calcext:value-type="float">
            <text:p>11119960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dreamy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119852" calcext:value-type="float">
            <text:p>11119852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dreamy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119880" calcext:value-type="float">
            <text:p>11119880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dutiful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119864" calcext:value-type="float">
            <text:p>11119864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dutiful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119925" calcext:value-type="float">
            <text:p>11119925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familiar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19858" calcext:value-type="float">
            <text:p>11119858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familiar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119951" calcext:value-type="float">
            <text:p>11119951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materialistic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119853" calcext:value-type="float">
            <text:p>11119853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materialistic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119878" calcext:value-type="float">
            <text:p>11119878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rational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119872" calcext:value-type="float">
            <text:p>11119872</text:p>
          </table:table-cell>
          <table:table-cell table:style-name="ce2"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rational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119915" calcext:value-type="float">
            <text:p>11119915</text:p>
          </table:table-cell>
          <table:table-cell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religious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119862" calcext:value-type="float">
            <text:p>11119862</text:p>
          </table:table-cell>
          <table:table-cell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religious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119941" calcext:value-type="float">
            <text:p>11119941</text:p>
          </table:table-cell>
          <table:table-cell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social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119854" calcext:value-type="float">
            <text:p>11119854</text:p>
          </table:table-cell>
          <table:table-cell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social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119912" calcext:value-type="float">
            <text:p>11119912</text:p>
          </table:table-cell>
          <table:table-cell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traditional - high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119863" calcext:value-type="float">
            <text:p>11119863</text:p>
          </table:table-cell>
          <table:table-cell office:value-type="string" calcext:value-type="string">
            <text:p>psych(olog|iatr)</text:p>
          </table:table-cell>
          <table:table-cell office:value-type="string" calcext:value-type="string">
            <text:p>kbm group - germany - az direct | psychological values | psychological values | traditional - low affinity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4738177" calcext:value-type="float">
            <text:p>24738177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adyoulikesa_neg_pmi_de_specific_health_family_covid_smok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737938" calcext:value-type="float">
            <text:p>24737938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adyoulikesa_neg_pmi_it_specific_health_family_covid_smoking </text:p>
          </table:table-cell>
          <table:table-cell office:value-type="string" calcext:value-type="string">
            <text:p>['italy']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255413" calcext:value-type="float">
            <text:p>8255413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experian sp - fmcg - cigarettes smoker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019194" calcext:value-type="float">
            <text:p>21019194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eyeota - fi ndr - 21 kantar mind - kantar mind lifestyle - kantar quit smoking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790035" calcext:value-type="float">
            <text:p>21790035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eyeota - miq - de kantar media tgi - lifestyle - has tried to give up smoking in last 12 month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1790040" calcext:value-type="float">
            <text:p>21790040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eyeota - miq - de kantar media tgi - lifestyle - smoker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281638" calcext:value-type="float">
            <text:p>15281638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xaxisbel_gs_predicts_quitsmoking </text:p>
          </table:table-cell>
          <table:table-cell office:value-type="string" calcext:value-type="string">
            <text:p>['belgium']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286357" calcext:value-type="float">
            <text:p>15286357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xaxisde_gs_predicts_quitsmoking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396016" calcext:value-type="float">
            <text:p>15396016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xaxisdk_gs_predicts_quitsmoking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74262" calcext:value-type="float">
            <text:p>10474262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xaxisema_emea_pfizer_se_stop_smoking_oct17 </text:p>
          </table:table-cell>
          <table:table-cell office:value-type="string" calcext:value-type="string">
            <text:p>['sweden', 'europe']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284415" calcext:value-type="float">
            <text:p>15284415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xaxises_gs_predicts_quitsmoking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278380" calcext:value-type="float">
            <text:p>15278380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xaxisro_gs_predicts_quitsmoking </text:p>
          </table:table-cell>
          <table:table-cell office:value-type="string" calcext:value-type="string">
            <text:p>['romania']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043855" calcext:value-type="float">
            <text:p>15043855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zeotap &gt; germany &gt; interest &gt; smokers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776617" calcext:value-type="float">
            <text:p>13776617</text:p>
          </table:table-cell>
          <table:table-cell office:value-type="string" calcext:value-type="string">
            <text:p>smok(ing|er)</text:p>
          </table:table-cell>
          <table:table-cell office:value-type="string" calcext:value-type="string">
            <text:p>zeotap &gt; spain &gt; interest &gt; smokers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1670217" calcext:value-type="float">
            <text:p>21670217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audience 78463, es &gt; cosmetic surgery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267062" calcext:value-type="float">
            <text:p>8267062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sharethis - ca, fr, de, uk, au, hk - beauty &amp; fitness - cosmetic procedures - cosmetic surgery</text:p>
          </table:table-cell>
          <table:table-cell office:value-type="string" calcext:value-type="string">
            <text:p>['germany', 'france']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6569461" calcext:value-type="float">
            <text:p>26569461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digitalaudience: sweden &gt; spending intent &gt; tobacco &gt; above average</text:p>
          </table:table-cell>
          <table:table-cell office:value-type="string" calcext:value-type="string">
            <text:p>['sweden']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723667" calcext:value-type="float">
            <text:p>13723667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gfk &gt; at &gt; purchasing power for retail product lines &gt; tobacco products &gt; 3: high </text:p>
          </table:table-cell>
          <table:table-cell office:value-type="string" calcext:value-type="string">
            <text:p>['austria']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722782" calcext:value-type="float">
            <text:p>13722782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gfk &gt; de &gt; purchasing power for retail product lines &gt; tobacco products &gt; 3: high </text:p>
          </table:table-cell>
          <table:table-cell office:value-type="string" calcext:value-type="string">
            <text:p>['germany']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723914" calcext:value-type="float">
            <text:p>13723914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gfk &gt; dk &gt; purchasing power for retail product lines &gt; tobacco products &gt; 3: high </text:p>
          </table:table-cell>
          <table:table-cell office:value-type="string" calcext:value-type="string">
            <text:p>['denmark']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723818" calcext:value-type="float">
            <text:p>13723818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gfk &gt; es &gt; purchasing power for retail product lines &gt; tobacco products &gt; 3: high </text:p>
          </table:table-cell>
          <table:table-cell office:value-type="string" calcext:value-type="string">
            <text:p>['spain']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722589" calcext:value-type="float">
            <text:p>13722589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gfk &gt; fi &gt; purchasing power for retail product lines &gt; tobacco products &gt; 3: high </text:p>
          </table:table-cell>
          <table:table-cell office:value-type="string" calcext:value-type="string">
            <text:p>['finland']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723437" calcext:value-type="float">
            <text:p>13723437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gfk &gt; se &gt; purchasing power for retail product lines &gt; tobacco products &gt; 3: high </text:p>
          </table:table-cell>
          <table:table-cell office:value-type="string" calcext:value-type="string">
            <text:p>['sweden']</text:p>
          </table:table-cell>
          <table:table-cell/>
        </table:table-row>
      </table:table>
      <table:named-expressions/>
      <table:database-ranges>
        <table:database-range table:name="__Anonymous_Sheet_DB__0" table:target-range-address="health.A1:health.F43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Carlito" fo:font-size="10pt" fo:language="de" fo:country="DE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0T13:42:53.532219319</dc:date>
    <meta:editing-duration>PT34M14S</meta:editing-duration>
    <meta:editing-cycles>11</meta:editing-cycles>
    <meta:document-statistic meta:table-count="1" meta:cell-count="2164" meta:object-count="0"/>
  </office:meta>
</office:document-meta>
</file>